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8000001E8F7A871DC.png" manifest:media-type="image/png"/>
  <manifest:file-entry manifest:full-path="Pictures/100000010000059200000299EC8B4461.png" manifest:media-type="image/png"/>
  <manifest:file-entry manifest:full-path="Pictures/100000010000042D000001F2815E1A91.png" manifest:media-type="image/png"/>
  <manifest:file-entry manifest:full-path="Pictures/10000001000005FE000002A7AF9984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Obraz1" text:anchor-type="char" svg:x="0.896cm" svg:y="3.078cm" svg:width="26.441cm" svg:height="12.33cm" draw:z-index="0"><draw:image xlink:href="Pictures/100000010000059200000299EC8B44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2" text:anchor-type="char" svg:x="2.572cm" svg:y="-0.631cm" svg:width="19.81cm" svg:height="9.23cm" draw:z-index="1"><draw:image xlink:href="Pictures/100000010000042D000001F2815E1A9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3" text:anchor-type="char" svg:x="2.845cm" svg:y="0.346cm" svg:width="23.571cm" svg:height="9.04cm" draw:z-index="2"><draw:image xlink:href="Pictures/10000001000004F8000001E8F7A871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Obraz4" text:anchor-type="char" svg:x="-0.526cm" svg:y="0.136cm" svg:width="28.43cm" svg:height="12.58cm" draw:z-index="3"><draw:image xlink:href="Pictures/10000001000005FE000002A7AF9984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0:04:11.818000000</meta:creation-date>
    <dc:date>2024-04-28T22:24:02.319000000</dc:date>
    <meta:editing-duration>PT2H34M11S</meta:editing-duration>
    <meta:editing-cycles>3</meta:editing-cycles>
    <meta:generator>LibreOffice/7.6.5.2$Windows_X86_64 LibreOffice_project/38d5f62f85355c192ef5f1dd47c5c0c0c6d6598b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